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Inary paket yapımı</text:p>
      <text:p text:style-name="rststyle-textbody">Bu anlatımda inary paketi oluşturma anlatılacaktır. Örnek paket olarak bash paketi üzerinden anlatılacakdır.</text:p>
      <text:p text:style-name="rststyle-textbody">Tüm adımlar root yetkisi gerektirir.</text:p>
      <text:section text:name="Section1" text:style-name="Sect1">
        <text:h text:outline-level="1" text:style-name="rststyle-heading1">Gerekenler</text:h>
        <text:p text:style-name="rststyle-textbody">Nosystemd bir dağıtım üzerinde chroot içerisinden çalışan sulin yada kurulu bir sulin gerekmektedir.</text:p>
        <text:p text:style-name="rststyle-textbody">Paket yapmak isteyen kişinin python3 programlama dili bilmesi gerekmektedir.</text:p>
        <text:p text:style-name="rststyle-textbody">Derleme yapacak bilgisayarın yeterince güçlü bir işlemciye sahip olması gereklidir.</text:p>
      </text:section>
      <text:section text:name="Section2" text:style-name="Sect1">
        <text:h text:outline-level="1" text:style-name="rststyle-heading1">Derleme ortamının hazırlanması</text:h>
        <text:p text:style-name="rststyle-textbody">İlk olarak inary-devel kaynaktan derlenecektir. Kaynak kodu git üzerinden çekip kuralım.</text:p>
        <ns0:p ns0:style-name="rststyle-codeblock">git clone https://gitlab.com/sulinos/inary -b develop<ns0:line-break/>cd inary<ns0:line-break/>make &amp;&amp; make install</ns0:p>
        <text:span text:style-name="rststyle-name">
          <text:span text:style-name="rststyle-builtin">cd</text:span>
        </text:span>
        <text:span text:style-name="rststyle-operator">&amp;&amp;</text:span>
        <text:p text:style-name="rststyle-textbody">Ardından <text:span text:style-name="rststyle-strong">system.devel</text:span> componentini kuralım. Burada temel derleyiciler bulunur.</text:p>
        <ns0:p ns0:style-name="rststyle-codeblock">inary it -c system.devel</ns0:p>
        <text:p text:style-name="rststyle-textbody">Derleme işlemleri /var/inary dizini içerisinde gerçekleşecektir. Buraya isterseniz farklı bir disk bağlayabilirsiniz.
Derlemenin hızlı olması ve diske yüklenmemesi için buraya ramdisk bağlamanızı öneririm. Ram miktarının yeteri kadar fazla olduğundan emin olur.</text:p>
        <ns0:p ns0:style-name="rststyle-codeblock">mkdir /var/inary<ns0:line-break/>mount -t tmpfs tmpfs /var/inary</ns0:p>
      </text:section>
      <text:section text:name="Section3" text:style-name="Sect1">
        <text:h text:outline-level="1" text:style-name="rststyle-heading1">Taslak hazırlama</text:h>
        <text:p text:style-name="rststyle-textbody"><text:span text:style-name="rststyle-strong">inary-template</text:span> komutunu kullanarak şablon oluşturalım. İsim ve adres zorunlu parametredir.
Nasıl kullanıldığını öğrenmek için <text:span text:style-name="rststyle-emphasis">inary-template --help</text:span> çalıştırın.</text:p>
        <ns0:p ns0:style-name="rststyle-codeblock">inary-template -n bash -a "https://ftp.gnu.org/gnu/bash/bash-5.1.8.tar.gz" -v "5.1.8"</ns0:p>
        <text:span text:style-name="rststyle-literal">
          <text:span text:style-name="rststyle-string">
            <text:span text:style-name="rststyle-double">"https://ftp.gnu.org/gnu/bash/bash-5.1.8.tar.gz"</text:span>
          </text:span>
        </text:span>
        <text:span text:style-name="rststyle-literal">
          <text:span text:style-name="rststyle-string">
            <text:span text:style-name="rststyle-double">"5.1.8"</text:span>
          </text:span>
        </text:span>
        <text:p text:style-name="rststyle-textbody">Bize otomatik olarak 3 tane dosya üretti.</text:p>
        <text:list text:style-name="rststyle-bulletlist">
          <text:list-item>
            <text:p text:style-name="rststyle-bulletitem"><text:span text:style-name="rststyle-strong">actions.py</text:span> dosyası nasıl derleneceğini anlatan dosyadır.</text:p>
          </text:list-item>
          <text:list-item>
            <text:p text:style-name="rststyle-bulletitem"><text:span text:style-name="rststyle-strong">pspec.xml</text:span> dosyası paket bilgisinin bulunduğu dosyadır. Inary bu dosyayı kullanır.</text:p>
          </text:list-item>
          <text:list-item>
            <text:p text:style-name="rststyle-bulletitem"><text:span text:style-name="rststyle-strong">pspec.py</text:span> dosyası xml üretmek için kullanılabilen ek dosyadır. <text:span text:style-name="rststyle-strong">genpspec</text:span> komutu ile xml haline çevirilebilir.</text:p>
          </text:list-item>
        </text:list>
        <text:p text:style-name="rststyle-textbody">pspec.py formatı inary tarafından kullanılmaz. Bu yüzden bu dosyayı düzenledikten sonra pspec.xml dosyasını güncellemelisiniz. Bu dosyayı kullanmayıp elle pspec.xml dosyasını düzenleyebilirsiniz. SulinOS kaynak depolarında pspec.py formatındaki dosyalar mevcut değildir.</text:p>
        <text:p text:style-name="rststyle-textbody">pspec.xml dosyasını kullanarak pspec.py üretmek için ise <text:span text:style-name="rststyle-strong">revpspec</text:span> komutunu kullanmalısınız. Bu komut kısmen kararlı değildir.</text:p>
        <text:p text:style-name="rststyle-textbody">Derlemeye hazır hale gelmiş talimatları <text:span text:style-name="rststyle-strong">inary bi</text:span> kullanarak dertiriz.</text:p>
        <ns0:p ns0:style-name="rststyle-codeblock">inary bi</ns0:p>
        <text:p text:style-name="rststyle-textbody"><text:span text:style-name="rststyle-strong">inary-template</text:span> ile üretilen pspec.xml veya pspec.py dosyalarını düzenlemek kolay olduğu için içeriği ile ilgili detaylı bilgilere yazının devamında değineceğim. <text:span text:style-name="rststyle-strong">actions.py</text:span> dosyasının yapısını ve <text:span text:style-name="rststyle-strong">actionsapi</text:span> kütüphanesini anlatarak devam edelim.</text:p>
      </text:section>
      <text:section text:name="Section4" text:style-name="Sect1">
        <text:h text:outline-level="1" text:style-name="rststyle-heading1">Actions.py dosyası</text:h>
        <text:p text:style-name="rststyle-textbody">Bu dosyada python3 ile yazılır. Sırasıyla <text:span text:style-name="rststyle-strong">setup build check install</text:span> fonksionları mevcutsa çalıştırılır. Bu dosyada derleme işlemi yapılırken <text:span text:style-name="rststyle-strong">actionsapi</text:span> adı verilen inary kaynak kodu ile beraber gelen bir kütüphane kullanılır. Bash derlemek için aşağıdakine benzer bir actions dosyası yazılabilir.</text:p>
        <ns0:p ns0:style-name="rststyle-codeblock">from inary.actionsapi import inarytools<ns0:line-break/>from inary.actionsapi import autotools<ns0:line-break/><ns0:line-break/>def setup():<ns0:line-break/><ns0:s ns0:c="4"/>autotools.configure()<ns0:line-break/><ns0:line-break/>def build():<ns0:line-break/><ns0:s ns0:c="4"/>autotools.make()<ns0:line-break/><ns0:line-break/>def build():<ns0:line-break/><ns0:s ns0:c="4"/>autotools.install()</ns0:p>
        <text:span text:style-name="rststyle-keyword">
          <text:span text:style-name="rststyle-namespace">from</text:span>
        </text:span>
        <text:span text:style-name="rststyle-name">
          <text:span text:style-name="rststyle-namespace">inary.actionsapi</text:span>
        </text:span>
        <text:span text:style-name="rststyle-keyword">
          <text:span text:style-name="rststyle-namespace">import</text:span>
        </text:span>
        <text:span text:style-name="rststyle-name">inarytools</text:span>
        <text:span text:style-name="rststyle-keyword">
          <text:span text:style-name="rststyle-namespace">from</text:span>
        </text:span>
        <text:span text:style-name="rststyle-name">
          <text:span text:style-name="rststyle-namespace">inary.actionsapi</text:span>
        </text:span>
        <text:span text:style-name="rststyle-keyword">
          <text:span text:style-name="rststyle-namespace">import</text:span>
        </text:span>
        <text:span text:style-name="rststyle-name">autotools</text:span>
        <text:span text:style-name="rststyle-keyword">def</text:span>
        <text:span text:style-name="rststyle-name">
          <text:span text:style-name="rststyle-function">setup</text:span>
        </text:span>
        <text:span text:style-name="rststyle-punctuation">():</text:span>
        <text:span text:style-name="rststyle-name">autotools</text:span>
        <text:span text:style-name="rststyle-operator">.</text:span>
        <text:span text:style-name="rststyle-name">configure</text:span>
        <text:span text:style-name="rststyle-punctuation">()</text:span>
        <text:span text:style-name="rststyle-keyword">def</text:span>
        <text:span text:style-name="rststyle-name">
          <text:span text:style-name="rststyle-function">build</text:span>
        </text:span>
        <text:span text:style-name="rststyle-punctuation">():</text:span>
        <text:span text:style-name="rststyle-name">autotools</text:span>
        <text:span text:style-name="rststyle-operator">.</text:span>
        <text:span text:style-name="rststyle-name">make</text:span>
        <text:span text:style-name="rststyle-punctuation">()</text:span>
        <text:span text:style-name="rststyle-keyword">def</text:span>
        <text:span text:style-name="rststyle-name">
          <text:span text:style-name="rststyle-function">build</text:span>
        </text:span>
        <text:span text:style-name="rststyle-punctuation">():</text:span>
        <text:span text:style-name="rststyle-name">autotools</text:span>
        <text:span text:style-name="rststyle-operator">.</text:span>
        <text:span text:style-name="rststyle-name">install</text:span>
        <text:span text:style-name="rststyle-punctuation">()</text:span>
        <text:p text:style-name="rststyle-textbody">Actionsapi paket yapma işlemini daha kolay hale getirebilir. Bununla birlikte kullanımı zorunlu değildir. Bu actions dosyamız aşağıdakine benzer şekilde bir komut çalıştırarak derleme yapar.</text:p>
        <ns0:p ns0:style-name="rststyle-codeblock">./configure --prefix=/usr # autotools.configure()<ns0:line-break/>make -j$(nproc) # autotools.make()<ns0:line-break/>make install DESTDIR=/paketleme/dizini # autotools.install()</ns0:p>
        <text:span text:style-name="rststyle-operator">=</text:span>
        <text:span text:style-name="rststyle-comment">
          <text:span text:style-name="rststyle-single"># autotools.configure()
</text:span>
        </text:span>
        <text:span text:style-name="rststyle-keyword">$(</text:span>
        <text:span text:style-name="rststyle-keyword">)</text:span>
        <text:span text:style-name="rststyle-comment">
          <text:span text:style-name="rststyle-single"># autotools.make()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autotools.install()</text:span>
        </text:span>
        <text:p text:style-name="rststyle-textbody">Actionsapi içerisindeki her aracın birer <text:span text:style-name="rststyle-strong">configure</text:span>, <text:span text:style-name="rststyle-strong">make</text:span> ve <text:span text:style-name="rststyle-strong">install</text:span> fonksionu bulunur. kullanım şekilleri de aynıdır. Bu sayede kopyala yapıştır mantığı ile ilerleyerek hızlıca onlarca paket yapabilirsiniz. (Araçtan kasıt: autotools cmaketools mesontools ...)</text:p>
        <text:p text:style-name="rststyle-textbody">Bu yazıda başlıca actionsapi modüllerini anlatacağım. Tamamına inary kaynak kodundan ulaşabilirsiniz. Kaynak kodda bulunan <text:span text:style-name="rststyle-quotation">get_actionsapi_functions</text:span> betiğini çalıştırınız.</text:p>
      </text:section>
      <text:section text:name="Section5" text:style-name="Sect1">
        <text:h text:outline-level="1" text:style-name="rststyle-heading1">0. Shelltools</text:h>
        <text:p text:style-name="rststyle-textbody">Shelltools en önemli modüldür. diğer araçlar shelltools üzerinden çalışmaktadır. Bu sebeple 0. olarak adlandırdım. Buradaki fonksionları guruplandırarak anlatacağım. Diğer araçları ise topluca anlatacağım.</text:p>
        <text:p text:style-name="rststyle-textbody">Dizin değiştirmek için <text:span text:style-name="rststyle-strong">cd</text:span> dizin içeriği listesi almak için <text:span text:style-name="rststyle-strong">ls</text:span> Komut çalıştırmak için ise <text:span text:style-name="rststyle-strong">system</text:span> fonksionları kullanılır. Çevresel değişken ayarı için ise export kullanılır.</text:p>
        <ns0:p ns0:style-name="rststyle-codeblock">- cd(directoryName=''):<ns0:line-break/>- ls(source):<ns0:line-break/>- system(command):<ns0:line-break/>- export(key, value):</ns0:p>
        <text:span text:style-name="rststyle-operator">(</text:span>
        <text:span text:style-name="rststyle-name">
          <text:span text:style-name="rststyle-variable">directoryName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builtin">source</text:span>
        </text:span>
        <text:span text:style-name="rststyle-operator">)</text:span>
        <text:span text:style-name="rststyle-operator">(</text:span>
        <text:span text:style-name="rststyle-name">
          <text:span text:style-name="rststyle-builtin">command</text:span>
        </text:span>
        <text:span text:style-name="rststyle-operator">)</text:span>
        <text:span text:style-name="rststyle-operator">(</text:span>
        <text:span text:style-name="rststyle-operator">)</text:span>
        <text:p text:style-name="rststyle-textbody">Dizin veya dosya isimleri ile ilgili işlemler için aşağıdaki fonksionlar kullanılabilir.</text:p>
        <ns0:p ns0:style-name="rststyle-codeblock">- realPath(filePath):<ns0:line-break/>- baseName(filePath):<ns0:line-break/>- dirName(filePath):</ns0:p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p text:style-name="rststyle-textbody">Erişim ve varlık kontrolleri aşağıdaki fonksionlar ile yapılır. Bunlar boolean değer döndürür.</text:p>
        <ns0:p ns0:style-name="rststyle-codeblock">- can_access_file(filePath):<ns0:line-break/>- can_access_directory(destinationDirectory):<ns0:line-break/>- isLink(filePath):<ns0:line-break/>- isFile(filePath):<ns0:line-break/>- isDirectory(filePath):<ns0:line-break/>- isEmpty(filePath):</ns0:p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p text:style-name="rststyle-textbody">Dizin oluşturmak için <text:span text:style-name="rststyle-strong">makedirs</text:span> kullanılır. Bu fonksion eğer alt dizinler yoksa onlarla beraber oluşturur. (bir nevi mkdir -p gibi)</text:p>
        <ns0:p ns0:style-name="rststyle-codeblock">- makedirs(destinationDirectory):</ns0:p>
        <text:span text:style-name="rststyle-operator">(</text:span>
        <text:span text:style-name="rststyle-operator">)</text:span>
        <text:p text:style-name="rststyle-textbody">Dosya işlemleri için aşağıdaki fonksionlar kullanılır.</text:p>
        <ns0:p ns0:style-name="rststyle-codeblock">- echo(destionationFile, content):<ns0:line-break/>- chmod(filePath, mode=0o755):<ns0:line-break/>- chown(filePath, uid='root', gid='root'):<ns0:line-break/>- sym(source, destination):<ns0:line-break/>- unlink(pattern):<ns0:line-break/>- unlinkDir(sourceDirectory):<ns0:line-break/>- move(source, destination):<ns0:line-break/>- copy(source, destination, sym=True):<ns0:line-break/>- copytree(source, destination, sym=True):<ns0:line-break/>- touch(filePath):</ns0:p>
        <text:span text:style-name="rststyle-operator">(</text:span>
        <text:span text:style-name="rststyle-operator">)</text:span>
        <text:span text:style-name="rststyle-operator">(</text:span>
        <text:span text:style-name="rststyle-name">
          <text:span text:style-name="rststyle-variable">mode</text:span>
        </text:span>
        <text:span text:style-name="rststyle-operator">=</text:span>
        <text:span text:style-name="rststyle-operator">)</text:span>
        <text:span text:style-name="rststyle-operator">(</text:span>
        <text:span text:style-name="rststyle-name">
          <text:span text:style-name="rststyle-variable">uid</text:span>
        </text:span>
        <text:span text:style-name="rststyle-operator">=</text:span>
        <text:span text:style-name="rststyle-literal">
          <text:span text:style-name="rststyle-string">
            <text:span text:style-name="rststyle-single">'root'</text:span>
          </text:span>
        </text:span>
        <text:span text:style-name="rststyle-name">
          <text:span text:style-name="rststyle-variable">gid</text:span>
        </text:span>
        <text:span text:style-name="rststyle-operator">=</text:span>
        <text:span text:style-name="rststyle-literal">
          <text:span text:style-name="rststyle-string">
            <text:span text:style-name="rststyle-single">'root'</text:span>
          </text:span>
        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name">
          <text:span text:style-name="rststyle-variable">sym</text:span>
        </text:span>
        <text:span text:style-name="rststyle-operator">=</text:span>
        <text:span text:style-name="rststyle-operator">)</text:span>
        <text:span text:style-name="rststyle-operator">(</text:span>
        <text:span text:style-name="rststyle-name">
          <text:span text:style-name="rststyle-variable">sym</text:span>
        </text:span>
        <text:span text:style-name="rststyle-operator">=</text:span>
        <text:span text:style-name="rststyle-operator">)</text:span>
        <text:span text:style-name="rststyle-operator">(</text:span>
        <text:span text:style-name="rststyle-operator">)</text:span>
      </text:section>
      <text:section text:name="Section6" text:style-name="Sect1">
        <text:h text:outline-level="1" text:style-name="rststyle-heading1">1. Autotools</text:h>
        <text:p text:style-name="rststyle-textbody">Autotools kütüphanesi <text:span text:style-name="rststyle-quotation">./configure</text:span>, <text:span text:style-name="rststyle-quotation">make</text:span>, <text:span text:style-name="rststyle-quotation">make install</text:span> şeklinde derlenen kaynaklar için kullanılır.</text:p>
        <text:p text:style-name="rststyle-textbody">Autotools fonksionları aşağıdaki gibidir:</text:p>
        <ns0:p ns0:style-name="rststyle-codeblock">inary/actionsapi/autotools.py:<ns0:line-break/><ns0:s ns0:c="2"/>- configure(parameters=''): ./configure --prefix=/usr ...<ns0:line-break/><ns0:s ns0:c="2"/>- rawConfigure(parameters=''): prefix olmadan configure<ns0:line-break/><ns0:s ns0:c="2"/>- compile(parameters=''): gcc kullanarak derleme yapar (gcc ...)<ns0:line-break/><ns0:s ns0:c="2"/>- make(parameters=''): make komutunu çalıştırır<ns0:line-break/><ns0:s ns0:c="2"/>- fixInfoDir(): paketleme dizinindeki /usr/share/info/dir dizinini siler<ns0:line-break/><ns0:s ns0:c="2"/>- fixpc(): 32bit pkgconfig dosyalarının konumunu düzeltir<ns0:line-break/><ns0:s ns0:c="2"/>- install(parameters='', argument='install'): make install çalıştırır<ns0:line-break/><ns0:s ns0:c="2"/>- rawInstall(parameters='', argument='install'): destdir olmadan install<ns0:line-break/><ns0:s ns0:c="2"/>- aclocal(parameters=''): aclocal.m4 dosyalı üretir<ns0:line-break/><ns0:s ns0:c="2"/>- autogen(noconfigure=True): bash autogen.sh<ns0:line-break/><ns0:s ns0:c="2"/>- autoconf(parameters=''): autoconf çalıştırır<ns0:line-break/><ns0:s ns0:c="2"/>- autoreconf(parameters=''): autoreconf çalıştırır<ns0:line-break/><ns0:s ns0:c="2"/>- automake(parameters=''): automake çalıştırır<ns0:line-break/><ns0:s ns0:c="2"/>- autoheader(parameters=''): autoheader çalıştırır</ns0:p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=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)</text:span>
        <text:span text:style-name="rststyle-operator">(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name">
          <text:span text:style-name="rststyle-variable">argument</text:span>
        </text:span>
        <text:span text:style-name="rststyle-operator">=</text:span>
        <text:span text:style-name="rststyle-literal">
          <text:span text:style-name="rststyle-string">
            <text:span text:style-name="rststyle-single">'install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name">
          <text:span text:style-name="rststyle-variable">argument</text:span>
        </text:span>
        <text:span text:style-name="rststyle-operator">=</text:span>
        <text:span text:style-name="rststyle-literal">
          <text:span text:style-name="rststyle-string">
            <text:span text:style-name="rststyle-single">'install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noconfigure</text:span>
        </text:span>
        <text:span text:style-name="rststyle-operator">=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</text:section>
      <text:section text:name="Section7" text:style-name="Sect1">
        <text:h text:outline-level="1" text:style-name="rststyle-heading1">2. Mesontools</text:h>
        <text:p text:style-name="rststyle-textbody">Mesontools kütüphanesi <text:span text:style-name="rststyle-quotation">meson build</text:span>, <text:span text:style-name="rststyle-quotation">ninja -C build</text:span>, <text:span text:style-name="rststyle-quotation">ninja -C build install</text:span> şeklinde derlenen kaynaklar için kullanılır.</text:p>
        <text:p text:style-name="rststyle-textbody">Mesontools fonksionları aşağıdaki gibidir:</text:p>
        <ns0:p ns0:style-name="rststyle-codeblock">inary/actionsapi/mesontools.py:<ns0:line-break/><ns0:s ns0:c="2"/>- fixpc(): 32bit pkgconfig dosyalarının konumunu düzeltir<ns0:line-break/><ns0:s ns0:c="2"/>- configure(parameters="", type="meson"): cmake yada meson kullanarak configure işlemi (varsayılan meson)<ns0:line-break/><ns0:s ns0:c="2"/>- meson_configure(parameters=""): meson build<ns0:line-break/><ns0:s ns0:c="2"/>- cmake_configure(parameters=""): mkdir build &amp;&amp; cd build &amp;&amp; cmake -G ninja ..<ns0:line-break/><ns0:s ns0:c="2"/>- ninja_build(parameters=""): ninja -C build<ns0:line-break/><ns0:s ns0:c="2"/>- make(parameters=""): ninja_build ile aynı<ns0:line-break/><ns0:s ns0:c="2"/>- ninja_install(parameters=""): ninja -C install<ns0:line-break/><ns0:s ns0:c="2"/>- install(parameters=""): <ns0:s ns0:c="1"/>ninja_install ile aynı<ns0:line-break/><ns0:s ns0:c="2"/>- ninja_check(): ninja -C build check<ns0:line-break/><ns0:s ns0:c="2"/>- check(): ninja_check ile aynı</ns0:p>
        <text:span text:style-name="rststyle-operator">(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name">
          <text:span text:style-name="rststyle-variable">type</text:span>
        </text:span>
        <text:span text:style-name="rststyle-operator">=</text:span>
        <text:span text:style-name="rststyle-literal">
          <text:span text:style-name="rststyle-string">
            <text:span text:style-name="rststyle-double">"meson"</text:span>
          </text:span>
        </text:span>
        <text:span text:style-name="rststyle-operator">)</text:span>
        <text:span text:style-name="rststyle-operator">(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operator">)</text:span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double">""</text:span>
          </text:span>
        </text:span>
        <text:span text:style-name="rststyle-operator">)</text:span>
        <text:span text:style-name="rststyle-operator">()</text:span>
        <text:span text:style-name="rststyle-operator">()</text:span>
      </text:section>
      <text:section text:name="Section8" text:style-name="Sect1">
        <text:h text:outline-level="1" text:style-name="rststyle-heading1">3. Cmaketools</text:h>
        <text:p text:style-name="rststyle-textbody">Cmaketools kütüphanesi <text:span text:style-name="rststyle-quotation">cmake ..</text:span>, <text:span text:style-name="rststyle-quotation">make</text:span>, <text:span text:style-name="rststyle-quotation">make install</text:span> şeklinde derlenen kaynaklar için kullanılır.</text:p>
        <text:p text:style-name="rststyle-textbody">Cmake fonksionları aşağıdaki gibidir.</text:p>
        <ns0:p ns0:style-name="rststyle-codeblock">inary/actionsapi/cmaketools.py:<ns0:line-break/><ns0:s ns0:c="2"/>- configure(parameters='',installPrefix='', sourceDir='.'): cmake kullanarak configure işlemi<ns0:line-break/><ns0:s ns0:c="2"/>- make(parameters=''): make çalıştırır<ns0:line-break/><ns0:s ns0:c="2"/>- fixInfoDir(): paketleme dizinindeki /usr/share/info/dir dizinini siler<ns0:line-break/><ns0:s ns0:c="2"/>- install(parameters='', argument='install'): make install çalıştırır<ns0:line-break/><ns0:s ns0:c="2"/>- rawInstall(parameters='', argument='install'): destdir olmadan make install</ns0:p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name">
          <text:span text:style-name="rststyle-variable">sourceDir</text:span>
        </text:span>
        <text:span text:style-name="rststyle-operator">=</text:span>
        <text:span text:style-name="rststyle-literal">
          <text:span text:style-name="rststyle-string">
            <text:span text:style-name="rststyle-single">'.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operator">)</text:span>
        <text:span text:style-name="rststyle-operator">(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name">
          <text:span text:style-name="rststyle-variable">argument</text:span>
        </text:span>
        <text:span text:style-name="rststyle-operator">=</text:span>
        <text:span text:style-name="rststyle-literal">
          <text:span text:style-name="rststyle-string">
            <text:span text:style-name="rststyle-single">'install'</text:span>
          </text:span>
        </text:span>
        <text:span text:style-name="rststyle-operator">)</text:span>
        <text:span text:style-name="rststyle-operator">(</text:span>
        <text:span text:style-name="rststyle-name">
          <text:span text:style-name="rststyle-variable">parameters</text:span>
        </text:span>
        <text:span text:style-name="rststyle-operator">=</text:span>
        <text:span text:style-name="rststyle-literal">
          <text:span text:style-name="rststyle-string">
            <text:span text:style-name="rststyle-single">''</text:span>
          </text:span>
        </text:span>
        <text:span text:style-name="rststyle-name">
          <text:span text:style-name="rststyle-variable">argument</text:span>
        </text:span>
        <text:span text:style-name="rststyle-operator">=</text:span>
        <text:span text:style-name="rststyle-literal">
          <text:span text:style-name="rststyle-string">
            <text:span text:style-name="rststyle-single">'install'</text:span>
          </text:span>
        </text:span>
        <text:span text:style-name="rststyle-operator">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5</meta:creation-date>
    <dc:creator>a</dc:creator>
    <dc:date>2021-08-09T14:20:55</dc:date>
    <dc:language>en-US</dc:language>
    <meta:editing-cycles>1</meta:editing-cycles>
    <meta:editing-duration>PT00M01S</meta:editing-duration>
    <dc:title>Inary paket yapımı</dc:title>
  </office:meta>
</office:document-meta>
</file>